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568cm" fo:margin-left="0cm" fo:margin-top="0cm" fo:margin-bottom="0cm" table:align="left" style:writing-mode="lr-tb"/>
    </style:style>
    <style:style style:name="Table1.A" style:family="table-column">
      <style:table-column-properties style:column-width="8.283cm"/>
    </style:style>
    <style:style style:name="Table1.1" style:family="table-row">
      <style:table-row-properties style:min-row-height="1.74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" style:family="table">
      <style:table-properties style:width="16.568cm" fo:margin-left="0cm" fo:margin-top="0cm" fo:margin-bottom="0cm" table:align="left" style:writing-mode="lr-tb"/>
    </style:style>
    <style:style style:name="Table1.A" style:family="table-column">
      <style:table-column-properties style:column-width="8.283cm"/>
    </style:style>
    <style:style style:name="Table1.1" style:family="table-row">
      <style:table-row-properties style:min-row-height="1.74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rame_20_contents">
      <style:text-properties officeooo:rsid="000a5386" officeooo:paragraph-rsid="000a5386"/>
    </style:style>
    <style:style style:name="P2" style:family="paragraph" style:parent-style-name="List_20_Paragraph" style:list-style-name="WWNum2">
      <style:paragraph-properties fo:margin-top="0cm" fo:margin-bottom="0cm" loext:contextual-spacing="true" fo:line-height="100%"/>
      <style:text-properties fo:font-size="10.5pt" style:font-name-asian="F" style:font-size-asian="10.5pt" style:font-size-complex="10.5pt"/>
    </style:style>
    <style:style style:name="P3" style:family="paragraph" style:parent-style-name="List_20_Paragraph" style:list-style-name="WWNum2">
      <style:paragraph-properties fo:margin-top="0cm" fo:margin-bottom="0cm" loext:contextual-spacing="true" fo:line-height="100%"/>
      <style:text-properties fo:font-size="10.5pt" officeooo:rsid="000a5386" officeooo:paragraph-rsid="000a5386" style:font-name-asian="F" style:font-size-asian="10.5pt" style:font-size-complex="10.5pt"/>
    </style:style>
    <style:style style:name="P4" style:family="paragraph" style:parent-style-name="List_20_Paragraph" style:list-style-name="WWNum2">
      <style:paragraph-properties fo:margin-top="0cm" fo:margin-bottom="0cm" loext:contextual-spacing="true" fo:line-height="100%"/>
      <style:text-properties fo:font-size="12pt" officeooo:rsid="000a5386" officeooo:paragraph-rsid="000a5386" style:font-name-asian="F" style:font-size-asian="12pt" style:font-size-complex="12pt"/>
    </style:style>
    <style:style style:name="P5" style:family="paragraph" style:parent-style-name="No_20_Spacing">
      <style:text-properties officeooo:rsid="000a5386" officeooo:paragraph-rsid="000a5386"/>
    </style:style>
    <style:style style:name="P6" style:family="paragraph" style:parent-style-name="No_20_Spacing">
      <style:text-properties fo:color="#ffffff" style:font-name="Arial Black" fo:font-size="28pt" fo:font-weight="bold" officeooo:rsid="000a5386" officeooo:paragraph-rsid="000a5386" style:font-name-asian="F" style:font-size-asian="28pt" style:font-weight-asian="bold" style:font-size-complex="28pt" style:font-weight-complex="bold"/>
    </style:style>
    <style:style style:name="P7" style:family="paragraph" style:parent-style-name="No_20_Spacing">
      <style:text-properties officeooo:paragraph-rsid="000a5386"/>
    </style:style>
    <style:style style:name="P8" style:family="paragraph" style:parent-style-name="No_20_Spacing">
      <style:text-properties fo:font-size="12pt" fo:language="en" fo:country="US" officeooo:rsid="000a5386" officeooo:paragraph-rsid="000a5386" style:font-name-asian="F" style:font-size-asian="12pt" style:font-size-complex="12pt"/>
    </style:style>
    <style:style style:name="P9" style:family="paragraph" style:parent-style-name="No_20_Spacing">
      <style:text-properties officeooo:rsid="000bfaca" officeooo:paragraph-rsid="000bfaca"/>
    </style:style>
    <style:style style:name="P10" style:family="paragraph" style:parent-style-name="No_20_Spacing">
      <style:text-properties fo:font-weight="bold" officeooo:rsid="000bfaca" officeooo:paragraph-rsid="000bfaca" style:font-weight-asian="bold" style:font-weight-complex="bold"/>
    </style:style>
    <style:style style:name="P11" style:family="paragraph" style:parent-style-name="No_20_Spacing">
      <style:text-properties officeooo:paragraph-rsid="000bfaca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Styl1">
      <style:text-properties officeooo:rsid="000a5386" officeooo:paragraph-rsid="000a5386"/>
    </style:style>
    <style:style style:name="P14" style:family="paragraph" style:parent-style-name="Styl1">
      <style:text-properties officeooo:rsid="000bfaca" officeooo:paragraph-rsid="000bfaca"/>
    </style:style>
    <style:style style:name="P15" style:family="paragraph" style:parent-style-name="Styl1">
      <style:paragraph-properties fo:margin-top="0.423cm" fo:margin-bottom="0.212cm" loext:contextual-spacing="false"/>
      <style:text-properties officeooo:paragraph-rsid="000a5386"/>
    </style:style>
    <style:style style:name="P16" style:family="paragraph">
      <loext:graphic-properties draw:fill="solid" draw:fill-color="#5b9bd5"/>
      <style:paragraph-properties fo:text-align="center"/>
      <style:text-properties fo:font-size="18pt"/>
    </style:style>
    <style:style style:name="P17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ffffff" style:font-name="Arial Black" fo:font-size="12pt" fo:language="en" fo:country="US" fo:font-weight="bold" style:font-size-asian="12pt" style:font-weight-asian="bold" style:font-size-complex="12pt" style:font-weight-complex="bold"/>
    </style:style>
    <style:style style:name="T2" style:family="text">
      <style:text-properties fo:color="#ffffff" style:font-name="Arial Black" fo:font-size="10.5pt" fo:language="en" fo:country="US" fo:font-weight="bold" officeooo:rsid="000bfaca" style:font-name-asian="F" style:font-size-asian="10.5pt" style:font-weight-asian="bold" style:font-size-complex="10.5pt" style:font-weight-complex="bold"/>
    </style:style>
    <style:style style:name="T3" style:family="text">
      <style:text-properties fo:color="#ffffff" style:font-name="Arial Black" fo:font-size="10.5pt" fo:language="en" fo:country="US" fo:font-weight="normal" officeooo:rsid="000a5386" style:font-name-asian="F" style:font-size-asian="10.5pt" style:font-weight-asian="normal" style:font-size-complex="10.5pt" style:font-weight-complex="normal"/>
    </style:style>
    <style:style style:name="T4" style:family="text">
      <style:text-properties fo:color="#ffffff" style:font-name="Arial Black" fo:font-size="10.5pt" fo:language="en" fo:country="US" fo:font-weight="normal" officeooo:rsid="000bfaca" style:font-name-asian="F" style:font-size-asian="10.5pt" style:font-weight-asian="normal" style:font-size-complex="10.5pt" style:font-weight-complex="normal"/>
    </style:style>
    <style:style style:name="T5" style:family="text">
      <style:text-properties fo:color="#ffffff" style:font-name="Arial Black" fo:font-size="10.5pt" fo:language="en" fo:country="US" fo:font-weight="normal" style:font-name-asian="F" style:font-size-asian="10.5pt" style:font-weight-asian="normal" style:font-size-complex="10.5pt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2pt" fo:language="en" fo:country="US" officeooo:rsid="000a5386" style:font-size-asian="12pt" style:font-size-complex="12pt"/>
    </style:style>
    <style:style style:name="T9" style:family="text">
      <style:text-properties fo:font-size="12pt" fo:language="en" fo:country="US" fo:font-weight="bold" style:font-size-asian="12pt" style:font-weight-asian="bold" style:font-size-complex="12pt"/>
    </style:style>
    <style:style style:name="T10" style:family="text">
      <style:text-properties fo:font-size="12pt" fo:language="en" fo:country="US" style:font-name-asian="F" style:font-size-asian="12pt" style:font-size-complex="12pt"/>
    </style:style>
    <style:style style:name="T11" style:family="text">
      <style:text-properties fo:font-size="12pt" fo:language="en" fo:country="US" officeooo:rsid="000a5386" style:font-name-asian="F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gr1" style:family="graphic">
      <style:graphic-properties draw:stroke="none" svg:stroke-width="0.035cm" draw:stroke-linejoin="miter" svg:stroke-linecap="butt" draw:fill="solid" draw:fill-color="#5b9bd5" draw:textarea-vertical-align="top" draw:auto-grow-height="false" fo:min-height="0.545cm" fo:min-width="20.588cm" fo:padding-top="0.125cm" fo:padding-bottom="0.125cm" fo:padding-left="0.25cm" fo:padding-right="0.25cm" fo:wrap-option="wrap" fo:margin-left="0cm" fo:margin-right="0.026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draw:stroke-linejoin="miter" draw:fill="none" draw:textarea-vertical-align="top" draw:auto-grow-height="false" fo:min-height="22.317cm" fo:min-width="17.829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26cm" draw:stroke-linejoin="miter" draw:fill="none" draw:textarea-vertical-align="top" draw:auto-grow-height="false" fo:min-height="3.875cm" fo:min-width="8.437cm" fo:padding-top="0.127cm" fo:padding-bottom="0.127cm" fo:padding-left="0.254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123cm" draw:stroke-linejoin="miter" draw:fill="none" draw:textarea-vertical-align="top" draw:auto-grow-height="false" fo:min-height="3.87cm" fo:min-width="9.934cm" fo:padding-top="0cm" fo:padding-bottom="0.127cm" fo:padding-left="0cm" fo:padding-right="0.254cm" fo:wrap-option="wrap" fo:margin-left="0.318cm" fo:margin-right="0.318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35cm" draw:stroke-linejoin="miter" svg:stroke-linecap="butt" draw:fill="solid" draw:fill-color="#5b9bd5" draw:textarea-vertical-align="top" draw:auto-grow-height="false" fo:min-height="5.44cm" fo:min-width="20.588cm" fo:padding-top="0.125cm" fo:padding-bottom="0.125cm" fo:padding-left="0.25cm" fo:padding-right="0.25cm" fo:wrap-option="wrap" fo:margin-left="0cm" fo:margin-right="0.026cm" fo:margin-top="0cm" fo:margin-bottom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custom-shape text:anchor-type="paragraph" draw:z-index="2" draw:name="Pole tekstowe 2" draw:style-name="gr3" draw:text-style-name="P17" svg:width="8.944cm" svg:height="4.128cm" svg:x="10.583cm" svg:y="0.132cm"><text:p text:style-name="P11"><text:span text:style-name="T1">Address:</text:span><text:span text:style-name="T3">Silvassa Municipal Council , Silvassa, Dadra Nagar Haveli, Dadra and Nagar Haveli and Daman and Diu.</text:span></text:p><text:p text:style-name="P11"><text:span text:style-name="T2">Phone Number</text:span><text:span text:style-name="T3">:</text:span><text:span text:style-name="T4">9013811072 </text:span><text:span text:style-name="T2">Email:</text:span><text:span text:style-name="T4">mrmohitmishra@gmail.com</text:span></text:p><text:p text:style-name="No_20_Spacing"><text:span text:style-name="T3"/></text:p><text:p text:style-name="P1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Pole tekstowe 2" draw:style-name="gr4" draw:text-style-name="P17" svg:width="10.187cm" svg:height="3.996cm" svg:x="0.397cm" svg:y="0cm"><text:p text:style-name="P6">Mohit Mishra<text:tab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Pole tekstowe 2" draw:style-name="gr2" draw:text-style-name="P17" svg:width="18.336cm" svg:height="22.57cm" svg:x="0.238cm" svg:y="4.048cm"><text:p text:style-name="Styl1"><text:span text:style-name="T6">Summary</text:span></text:p><text:p text:style-name="P1"><text:span text:style-name="T12">Mohit Mishra is a Danics officer who is presently posted as Chief Officer Silvassa Municipal Council and Deputy Secretary Urban Development. He is a law graduate and has worked as Judicial Magistrate for three years in Haryana. He is passionate about doing everything that he does with utmost passion.</text:span></text:p><text:p text:style-name="Styl1"><text:span text:style-name="T6">Skill Highlights</text:span></text:p><loext:table table:name="Table1" table:style-name="Table1"><loext:table-column table:style-name="Table1.A" table:number-columns-repeated="2"/><loext:table-row table:style-name="Table1.1"><loext:table-cell table:style-name="Table1.A1" office:value-type="string"><text:list xml:id="list1426198067" text:style-name="WWNum2"><text:list-item><text:p text:style-name="P2"><text:span text:style-name="T7">Project management</text:span></text:p></text:list-item><text:list-item><text:p text:style-name="P2"><text:span text:style-name="T7">Strong decision maker</text:span></text:p></text:list-item><text:list-item><text:p text:style-name="P2"><text:span text:style-name="T7">Complex problem solver</text:span></text:p></text:list-item><text:list-item><text:p text:style-name="P3"><text:span text:style-name="T7">Very good learning abilities</text:span></text:p></text:list-item></text:list></loext:table-cell><loext:table-cell table:style-name="Table1.A1" office:value-type="string"><text:list xml:id="list152618406843233" text:continue-numbering="true" text:style-name="WWNum2"><text:list-item><text:p text:style-name="P3"><text:span text:style-name="T12">Great Communication Skills</text:span></text:p></text:list-item><text:list-item><text:p text:style-name="P4">Knowledge and experience of wide variety of things. </text:p></text:list-item><text:list-item><text:p text:style-name="P4">Programming knowledge</text:p></text:list-item></text:list></loext:table-cell></loext:table-row></loext:table><text:p text:style-name="P15"><text:span text:style-name="T6">Experience</text:span></text:p><text:p text:style-name="P7"><text:span text:style-name="T8">Student Activities Allahabad University</text:span><text:span text:style-name="T7"> – </text:span><text:span text:style-name="T11">2004-2010</text:span></text:p><text:p text:style-name="P5"><text:span text:style-name="T10">Casual Announcer in Akashvani Allahabad – 2004-2010</text:span></text:p><text:p text:style-name="P5"><text:span text:style-name="T10">Tution Teacher and Coaching Teacher – On and Of from 2007 to 2015</text:span></text:p><text:p text:style-name="P5"><text:span text:style-name="T10">Judicial Magistrate, Haryana – From 2012-2015</text:span></text:p><text:p text:style-name="P7"><text:span text:style-name="T11">Danics officer – 2015-till now</text:span></text:p><text:p text:style-name="Styl1"><text:span text:style-name="T6">Education</text:span></text:p><text:p text:style-name="No_20_Spacing"><text:span text:style-name="T7">Bachelor of Science: </text:span><text:span text:style-name="T8">Allahabad University</text:span></text:p><text:p text:style-name="P5"><text:span text:style-name="T8">L</text:span><text:span text:style-name="T7">L.B. : Allahabad University</text:span></text:p><text:p text:style-name="Styl1"><text:span text:style-name="T6">Languages</text:span></text:p><text:p text:style-name="P8">Hindi </text:p><text:p text:style-name="P8">English</text:p><text:p text:style-name="P8">Learning Urdu</text:p><text:p text:style-name="P13"><text:span text:style-name="T6">Hobbies and Extracurricular Activities</text:span></text:p><text:p text:style-name="P5"><text:span text:style-name="T7">Reading</text:span></text:p><text:p text:style-name="P5"><text:span text:style-name="T7">Poem Writing</text:span></text:p><text:p text:style-name="P5"><text:span text:style-name="T7">Programming</text:span></text:p><text:p text:style-name="P5"><text:span text:style-name="T7">Learning New Things</text:span></text:p><text:p text:style-name="P14"><text:span text:style-name="T6">Achievements</text:span></text:p><text:p text:style-name="P9"><text:span text:style-name="T7">Tota</text:span></text:p><text:p text:style-name="P5"><text:span text:style-name="T7"/></text:p><text:p text:style-name="P5"><text:span text:style-name="T7"/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Prostokąt 2" draw:style-name="gr1" draw:text-style-name="P16" svg:width="21.088cm" svg:height="0.795cm" svg:x="-1.27cm" svg:y="27.72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Prostokąt 1" draw:style-name="gr5" draw:text-style-name="P16" svg:width="21.088cm" svg:height="5.689cm" svg:x="-1.27cm" svg:y="-1.42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 Black" svg:font-family="'Arial Black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keep-together="always" fo:padding-left="0cm" fo:padding-right="0cm" fo:padding-top="0.035cm" fo:padding-bottom="0cm" fo:border-left="none" fo:border-right="none" fo:border-top="0.99pt solid #000000" fo:border-bottom="none" fo:keep-with-next="always"/>
      <style:text-properties fo:color="#000000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3pt"/>
    </style:style>
    <style:style style:name="Styl1" style:family="paragraph" style:parent-style-name="Heading_20_1" style:default-outline-level="">
      <style:paragraph-properties fo:margin-top="0.635cm" fo:margin-bottom="0.212cm" loext:contextual-spacing="false" fo:line-height="100%" fo:padding-left="0cm" fo:padding-right="0cm" fo:padding-top="0cm" fo:padding-bottom="0.071cm" fo:border-left="none" fo:border-right="none" fo:border-top="none" fo:border-bottom="0.51pt solid #323e4f"/>
      <style:text-properties fo:color="#262626" style:font-name="Arial Black" fo:font-family="'Arial Black'" style:font-family-generic="roman" style:font-pitch="variable" style:font-size-complex="20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font-size="10.5pt" style:font-name-asian="F" style:font-family-generic-asian="system" style:font-pitch-asian="variable" style:font-size-asian="10.5pt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15%" fo:text-indent="0cm" style:auto-text-indent="false"/>
      <style:text-properties fo:font-size="10.5pt" style:font-name-asian="F" style:font-family-generic-asian="system" style:font-pitch-asian="variable" style:font-size-asian="10.5pt" style:font-size-complex="10.5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Nagłówek_20_2_20_Znak" style:display-name="Nagłówek 2 Znak" style:family="text" style:parent-style-name="Default_20_Paragraph_20_Font">
      <style:text-properties fo:color="#000000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3pt"/>
    </style:style>
    <style:style style:name="Styl1_20_Znak" style:display-name="Styl1 Znak" style:family="text" style:parent-style-name="Nagłówek_20_1_20_Znak">
      <style:text-properties fo:color="#262626" style:font-name="Arial Black" fo:font-family="'Arial Black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20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urbo</meta:initial-creator>
    <meta:editing-cycles>11</meta:editing-cycles>
    <meta:print-date>2020-04-04T19:49:00</meta:print-date>
    <meta:creation-date>2019-08-29T08:34:00</meta:creation-date>
    <dc:date>2020-10-04T15:26:13.758033456</dc:date>
    <meta:editing-duration>PT49M49S</meta:editing-duration>
    <meta:generator>LibreOffice/6.4.6.2$Linux_X86_64 LibreOffice_project/40$Build-2</meta:generator>
    <meta:document-statistic meta:table-count="1" meta:image-count="0" meta:object-count="0" meta:page-count="1" meta:paragraph-count="33" meta:word-count="166" meta:character-count="1161" meta:non-whitespace-character-count="102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